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XNotRecognizedException.SAXNotRecogniz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NotRecognizedException.SAXNotRecognize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